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95in" svg:y="0.6169in">
            <draw:object draw:notify-on-update-of-ranges="Sheet1.A1:Sheet1.A1 Sheet1.A2:Sheet1.A4 Sheet1.B1:Sheet1.B1 Sheet1.B2:Sheet1.B4 Sheet1.C1:Sheet1.C1 Sheet1.C2:Sheet1.C4 Sheet1.D1:Sheet1.D1 Sheet1.D2:Sheet1.D4 Sheet1.E1:Sheet1.E1 Sheet1.E2:Sheet1.E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4 processes</text:p>
          </table:table-cell>
          <table:table-cell office:value-type="string">
            <text:p>8 processes</text:p>
          </table:table-cell>
        </table:table-row>
        <table:table-row table:style-name="ro1">
          <table:table-cell office:value-type="string">
            <text:p>5*10⁷</text:p>
          </table:table-cell>
          <table:table-cell table:formula="of:=AVERAGE(6212; 6070; 6355; 6416; 6178)" office:value-type="float" office:value="6246.2">
            <text:p>6246.2</text:p>
          </table:table-cell>
          <table:table-cell table:formula="of:=AVERAGE(4267;4176;4342;4282;4256)" office:value-type="float" office:value="4264.6">
            <text:p>4264.6</text:p>
          </table:table-cell>
          <table:table-cell table:formula="of:=AVERAGE(3329;3429;3378;3297;3290)" office:value-type="float" office:value="3344.6">
            <text:p>3344.6</text:p>
          </table:table-cell>
          <table:table-cell table:formula="of:=AVERAGE(3727;3838;3482;3567;3450)" office:value-type="float" office:value="3612.8">
            <text:p>3612.8</text:p>
          </table:table-cell>
        </table:table-row>
        <table:table-row table:style-name="ro1">
          <table:table-cell office:value-type="string">
            <text:p>5*10⁶</text:p>
          </table:table-cell>
          <table:table-cell table:formula="of:=AVERAGE(570;567;571;571;559)" office:value-type="float" office:value="567.6">
            <text:p>567.6</text:p>
          </table:table-cell>
          <table:table-cell table:formula="of:=AVERAGE(460;457;447;460;445)" office:value-type="float" office:value="453.8">
            <text:p>453.8</text:p>
          </table:table-cell>
          <table:table-cell table:formula="of:=AVERAGE(411;418;395;419;457)" office:value-type="float" office:value="420">
            <text:p>420</text:p>
          </table:table-cell>
          <table:table-cell table:formula="of:=AVERAGE(516;478;503;500;509)" office:value-type="float" office:value="501.2">
            <text:p>501.2</text:p>
          </table:table-cell>
        </table:table-row>
        <table:table-row table:style-name="ro1">
          <table:table-cell office:value-type="string">
            <text:p>5*10⁵</text:p>
          </table:table-cell>
          <table:table-cell table:formula="of:=AVERAGE(69;69;72;72;68)" office:value-type="float" office:value="70">
            <text:p>70</text:p>
          </table:table-cell>
          <table:table-cell table:formula="of:=AVERAGE(85;77;89;82;83)" office:value-type="float" office:value="83.2">
            <text:p>83.2</text:p>
          </table:table-cell>
          <table:table-cell table:formula="of:=AVERAGE(73;73;78;71;71)" office:value-type="float" office:value="73.2">
            <text:p>73.2</text:p>
          </table:table-cell>
          <table:table-cell table:formula="of:=AVERAGE(116;116;113;123;109)" office:value-type="float" office:value="115.4">
            <text:p>115.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Munín</meta:initial-creator>
    <meta:creation-date>2012-09-25T23:17:01</meta:creation-date>
    <dc:date>2012-09-29T14:46:08</dc:date>
    <dc:creator>Santiago Munín</dc:creator>
    <meta:editing-duration>PT11S</meta:editing-duration>
    <meta:editing-cycles>2</meta:editing-cycles>
    <meta:generator>LibreOffice/3.5$Linux_x86 LibreOffice_project/350m1$Build-2</meta:generator>
    <meta:document-statistic meta:table-count="3" meta:cell-count="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Measurements</text:p>
        </chart:title>
        <chart:legend chart:legend-position="end" svg:x="13.365cm" svg:y="3.454cm" style:legend-expansion="high" chart:style-name="ch3"/>
        <chart:plot-area chart:style-name="ch4" table:cell-range-address="Sheet1.A1:Sheet1.E4" chart:data-source-has-labels="both" svg:x="1.331cm" svg:y="1.635cm" svg:width="11.395cm" svg:height="6.204cm">
          <chartooo:coordinate-region svg:x="2.323cm" svg:y="1.835cm" svg:width="10.403cm" svg:height="5.357cm"/>
          <chart:axis chart:dimension="x" chart:name="primary-x" chart:style-name="ch5" chartooo:axis-type="auto">
            <chartooo:date-scale/>
            <chart:title svg:x="6.005cm" svg:y="8.019cm" chart:style-name="ch6">
              <text:p># of elements</text:p>
            </chart:title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title svg:x="0.451cm" svg:y="5.509cm" chart:style-name="ch9">
              <text:p>Time (ms)</text:p>
            </chart:title>
            <chart:grid chart:style-name="ch7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series chart:style-name="ch13" chart:values-cell-range-address="Sheet1.E2:Sheet1.E4" chart:label-cell-address="Sheet1.E1:Sheet1.E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Sheet1.B1:Sheet1.B1</svg:desc>
                </draw:g>
              </table:table-cell>
              <table:table-cell office:value-type="string">
                <text:p>2 processes</text:p>
                <draw:g>
                  <svg:desc>Sheet1.C1:Sheet1.C1</svg:desc>
                </draw:g>
              </table:table-cell>
              <table:table-cell office:value-type="string">
                <text:p>4 processes</text:p>
                <draw:g>
                  <svg:desc>Sheet1.D1:Sheet1.D1</svg:desc>
                </draw:g>
              </table:table-cell>
              <table:table-cell office:value-type="string">
                <text:p>8 process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*10⁷</text:p>
                <draw:g>
                  <svg:desc>Sheet1.A2:Sheet1.A4</svg:desc>
                </draw:g>
              </table:table-cell>
              <table:table-cell office:value-type="float" office:value="6246.2">
                <text:p>6246.2</text:p>
                <draw:g>
                  <svg:desc>Sheet1.B2:Sheet1.B4</svg:desc>
                </draw:g>
              </table:table-cell>
              <table:table-cell office:value-type="float" office:value="4264.6">
                <text:p>4264.6</text:p>
                <draw:g>
                  <svg:desc>Sheet1.C2:Sheet1.C4</svg:desc>
                </draw:g>
              </table:table-cell>
              <table:table-cell office:value-type="float" office:value="3344.6">
                <text:p>3344.6</text:p>
                <draw:g>
                  <svg:desc>Sheet1.D2:Sheet1.D4</svg:desc>
                </draw:g>
              </table:table-cell>
              <table:table-cell office:value-type="float" office:value="3612.8">
                <text:p>3612.8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567.6">
                <text:p>567.6</text:p>
              </table:table-cell>
              <table:table-cell office:value-type="float" office:value="453.8">
                <text:p>453.8</text:p>
              </table:table-cell>
              <table:table-cell office:value-type="float" office:value="420">
                <text:p>420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string">
                <text:p>5*10⁵</text:p>
              </table:table-cell>
              <table:table-cell office:value-type="float" office:value="70">
                <text:p>70</text:p>
              </table:table-cell>
              <table:table-cell office:value-type="float" office:value="83.2">
                <text:p>83.2</text:p>
              </table:table-cell>
              <table:table-cell office:value-type="float" office:value="73.2">
                <text:p>73.2</text:p>
              </table:table-cell>
              <table:table-cell office:value-type="float" office:value="115.4">
                <text:p>11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